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ARe: The Test</text:p>
      <text:p text:style-name="Normal">As part of my project, a working prototype was made available to the public through a 2-day software showcase at the UWE city campus, Bush-house. During that time, immersive tech enthusiasts, or anyone with an interest in art, would come and have a test of creative projects that students were up to during their program. For me, I decided that this would be a perfect opportunity for an evaluation of the desired impact through public testing.</text:p>
      <text:p text:style-name="Normal"/>
      <text:p text:style-name="Normal">To begin, I first had to set the ambience. I decorated my showcase space to<text:s/>resemble<text:s/>a typical study area. My goal for doing this was to set the minds of the audience in a ready-learning mood. Additionally, the scene was set to set the demonstration in a personal learning space, demonstrating that the goal of Are is for of class learning experience.</text:p>
      <text:p text:style-name="Normal"/>
      <text:p text:style-name="Normal">The markers to trigger the experience were set on a table with an Android mobile device beside each one. When a user came across my space, I would engage them by welcoming them and asking if they would like to have a learning experience and then invite them to take a sit. Once fitted, I would give them a little back story into my academic struggles as a child and the issues I had with learning abstract subjects, particularly without any technology (at the time) to aid in my learning. I would then talk a little about how my struggles led me to work on ARe without going into much detail or giving anything away. This backstory approach formed part of my onboarding process. This helped capture their interest while triggering their curiosity about what was to come. Users with similar backgrounds who could relate showed a level of eagerness to discover what was to come. Most would grab the phone quickly once told to do so.</text:p>
      <text:p text:style-name="Normal"/>
      <text:p text:style-name="Normal">Next, I would invite them to power their mobile devices and guide them to the location of the app, which they would then tap. While the app was loading, I would ask them to hold their mobile device horizontally<text:s/>–<text:s/>while demonstrating with my hands. Once the app was started, I asked them to hold the mobile device over the trigger image to begin the experience.</text:p>
      <text:p text:style-name="Normal"/>
      <text:p text:style-name="Normal">After a few seconds of waiting, the 3D model of the heart would appear. At initialization, most users' initial response was excitement to see a 3D model pop<text:s/>onto<text:s/>their screen. Most would just smile, while others proceeded to say words like<text:s/>‘Wow’,<text:s/>‘Oh my’, or<text:s/>‘Oh this is interesting’. My final step in my onboarding process was to<text:s/>show<text:s/>them through the user how to interact with the virtual content<text:s/>–<text:s/>translating, rotating,<text:s/>scaling,<text:s/>and finding all hidden information. Initially, this proved to be a tedious task, particularly when switching between multiple testers at a time, causing a waiting time for some testers when they were not getting it right. Although the interactions were designed to be intuitive, they had to be explained to them before they could use them. However, I quickly resolved this by stating that ARe was designed using normal interactions of mobile touchscreen devices and then inviting them to think about how they would use their mobile devices and then asking them to interact through experimenting. This new approach solved the problem a bit. Most users were able to figure out translation and scaling without any help. Rotation had to be demonstrated since it was achieved by sliding a single finger across any space on the screen. Interestingly, most users tried rotating the model by using two fingers placed on the model on the screen and rotating in a clockwise motion. Most older users with limited<text:s/>technological<text:s/>know-how had to be supported throughout the onboarding phase. Discovering the interactions for the hidden pieces of information had to be explained to all users since this was an enhanced interaction.</text:p>
      <text:p text:style-name="Normal"/>
      <text:p text:style-name="Normal"/>
      <text:soft-page-break/>
      <text:p text:style-name="Normal">Once the on-boarding was out of the way, the real experience began. Aside from the initial awe of seeing a three-dimensional representation of the textbook content, users began playing and exploring the model. Most would voice out what they were seeing on screen accompanied by an awe statement. Others would test to see how far they could go with the application, zooming in as close as possible to get a closer look at the details of the models. Interestingly, on one occasion, users reached out their physical hands behind the phone towards to trigger marker where the model was situated trying to interact physically with the model. On average, some users then looked through textbook content to compare the 2D illustration and what was written in line with the model they were seeing. A few commented expressing understanding that the content on the page was demonstrated by the flowing arrows in the biology experience.</text:p>
      <text:p text:style-name="Normal"/>
      <text:p text:style-name="Normal">Once they had had a feel of the biology, they were then invited to move to the mathematics aspect. Here, there was no longer an onboarding seeing as all interactions were similar across experience. Immediately they triggered<text:s/>mathematics, they began interacting with it immediately. A general reaction from<text:s/>many<text:s/>users was their fear of mathematics, particularly since they recalled not enjoying the subject while growing up. While they experimented with mathematics to discover hidden features, when invited to try solving the mathematics problems, most declined politely, while others responded with an awkward silence and smile. At this point, they were reminded that they were not obliged to solve the problem.<text:s/>But<text:s/>most users with a mathematics background found the challenge and attempted the problem, using the clues provided in the information window of the app. In the end, there were a total of 4 users who attempted to solve the math problem. The closest point to learning for others was their recollection of the formulae or mathematical terms displayed.</text:p>
      <text:p text:style-name="Normal"/>
      <text:p text:style-name="Normal">At the end of each experience, users were invited to give feedback and suggestions. Most were eager and happy to give even before being asked.<text:s/>Users<text:s/>expressed their interest in ARe stating how this application would have helped them back when they had to learn subjects like mathematics. Others stated the perceived benefits of the application particularly of children with learning disabilities such as dyslexia. One user in particular stated how ARe would aid her nephew who is dyslexic. Still, there were some lapses in the application that testers pointed out. While most gave a positive comment on the visuals, there were issues relating to the accurate portrayal of the real world through the digital content. In two cases, testers stated their confusion in solving the mathematics problem when the result they got did not reflect the height of the model used in the application. Another issue noticed<text:s/>overall<text:s/>was the fact that users enjoyed interacting with the content without<text:s/>showing<text:s/>any perceived learning or new knowledge gained on their part. Regardless, it would suffice for me to say in this review that while some<text:s/>aspects<text:s/>of my initial research<text:s/>questions<text:s/>were<text:s/>answered, others were<text:s/>not,<text:s/>and this would form the foundation of future<text:s/>work<text:s/>on the projec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Tughu Aiyewa (Student)</dc:creator>
    <meta:creation-date>2023-12-18T00:49:00Z</meta:creation-date>
    <dc:date>2023-12-18T15:25:00Z</dc:date>
    <meta:template xlink:href="Normal" xlink:type="simple"/>
    <meta:editing-cycles>12</meta:editing-cycles>
    <meta:editing-duration>PT5880S</meta:editing-duration>
    <meta:user-defined meta:name="GrammarlyDocumentId">e6752f3eee94d84ee1b5a4db7d5f78dc49d3c4226fa08b397056c0c7a4e2f774</meta:user-defined>
    <meta:document-statistic meta:page-count="2" meta:paragraph-count="21" meta:word-count="1154" meta:character-count="6998" meta:row-count="83" meta:non-whitespace-character-count="5865"/>
  </office:meta>
</office:document-meta>
</file>